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paragraph-rsid="000b993f" style:font-style-asian="italic" style:font-style-complex="italic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ourier New" fo:font-size="10pt" style:font-size-asian="10pt" style:font-size-complex="10pt"/>
    </style:style>
    <style:style style:name="P3" style:family="paragraph" style:parent-style-name="Text_20_body">
      <style:text-properties officeooo:rsid="000b993f" officeooo:paragraph-rsid="000b993f"/>
    </style:style>
    <style:style style:name="P4" style:family="paragraph" style:parent-style-name="Title">
      <style:text-properties officeooo:paragraph-rsid="000b993f"/>
    </style:style>
    <style:style style:name="P5" style:family="paragraph" style:parent-style-name="Heading">
      <style:text-properties officeooo:paragraph-rsid="00119634"/>
    </style:style>
    <style:style style:name="P6" style:family="paragraph" style:parent-style-name="Heading_20_1">
      <style:text-properties officeooo:rsid="000b993f" officeooo:paragraph-rsid="000b993f"/>
    </style:style>
    <style:style style:name="P7" style:family="paragraph" style:parent-style-name="Heading_20_3">
      <style:text-properties officeooo:paragraph-rsid="00119634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119634"/>
    </style:style>
    <style:style style:name="P10" style:family="paragraph" style:parent-style-name="Text_20_body">
      <style:text-properties officeooo:paragraph-rsid="00119634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officeooo:paragraph-rsid="00119634"/>
    </style:style>
    <style:style style:name="P12" style:family="paragraph" style:parent-style-name="Text_20_body">
      <style:paragraph-properties fo:margin-left="1.27cm" fo:margin-right="0cm" fo:text-indent="0cm" style:auto-text-indent="false"/>
      <style:text-properties officeooo:rsid="00119634" officeooo:paragraph-rsid="00119634"/>
    </style:style>
    <style:style style:name="T1" style:family="text">
      <style:text-properties style:font-name="Liberation Sans" fo:font-size="28pt" fo:font-weight="bold" officeooo:rsid="001fc508" style:font-name-asian="WenQuanYi Micro Hei" style:font-size-asian="28pt" style:font-weight-asian="bold" style:font-name-complex="FreeSans" style:font-size-complex="28pt" style:font-weight-complex="bold"/>
    </style:style>
    <style:style style:name="T2" style:family="text">
      <style:text-properties officeooo:rsid="000b993f"/>
    </style:style>
    <style:style style:name="T3" style:family="text">
      <style:text-properties officeooo:rsid="001fc508"/>
    </style:style>
    <style:style style:name="T4" style:family="text">
      <style:text-properties officeooo:rsid="0021bf98"/>
    </style:style>
    <style:style style:name="T5" style:family="text">
      <style:text-properties officeooo:rsid="00214055"/>
    </style:style>
    <style:style style:name="T6" style:family="text">
      <style:text-properties officeooo:rsid="0022a959"/>
    </style:style>
    <style:style style:name="T7" style:family="text">
      <style:text-properties officeooo:rsid="001196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<text:span text:style-name="T2">6</text:span> del T<text:span text:style-name="T1">P</text:span>3 de IA2</text:p>
      <text:p text:style-name="P1">Año 2022</text:p>
      <text:p text:style-name="P1">Cabrero García, Gabriel</text:p>
      <text:p text:style-name="P1">Mellimaci, Marcelo E</text:p>
      <text:p text:style-name="P1">Tous Maggini, Martín</text:p>
      <text:p text:style-name="P1"/>
      <text:p text:style-name="Text_20_body">Realizar un barrido de parámetros (learning rate, cantidad de neuronas en la capa oculta,</text:p>
      <text:p text:style-name="Text_20_body">comparación de ReLU con Sigmoide)</text:p>
      <text:h text:style-name="P6" text:outline-level="1">Barrido aleatorio de parámetros</text:h>
      <text:p text:style-name="P3"><text:bookmark-start text:name="__DdeLink__1658_206981581"/>Se obtuvieron 10 combinaciones distintas de valores de ritmo de aprendizaje (entre cero y uno) y cantidad de neuronas (entre 1 y 1000) en la capa oculta de la red neuronal<text:bookmark-end text:name="__DdeLink__1658_206981581"/></text:p>
      <text:p text:style-name="P2">$ python3 barrido_random_de_parametros.py </text:p>
      <text:p text:style-name="P2"/>
      <text:p text:style-name="P2"><text:bookmark-start text:name="__DdeLink__2407_1902261215"/>learning_rate = 0.11678492432790355</text:p>
      <text:p text:style-name="P2">neuronas_capa_oculta = 14</text:p>
      <text:p text:style-name="P2"/>
      <text:p text:style-name="P2">learning_rate = 0.713712361381509</text:p>
      <text:p text:style-name="P2">neuronas_capa_oculta = 281</text:p>
      <text:p text:style-name="P2"/>
      <text:p text:style-name="P2">learning_rate = 0.681370686036219</text:p>
      <text:p text:style-name="P2">neuronas_capa_oculta = 561</text:p>
      <text:p text:style-name="P2"/>
      <text:p text:style-name="P2">learning_rate = 0.9311469076415091</text:p>
      <text:p text:style-name="P2">neuronas_capa_oculta = 571</text:p>
      <text:p text:style-name="P2"/>
      <text:p text:style-name="P2">learning_rate = 0.8558954543817054</text:p>
      <text:p text:style-name="P2">neuronas_capa_oculta = 833</text:p>
      <text:p text:style-name="P2"/>
      <text:p text:style-name="P2">learning_rate = 0.41944190225629496</text:p>
      <text:p text:style-name="P2">neuronas_capa_oculta = 810</text:p>
      <text:p text:style-name="P2"/>
      <text:p text:style-name="P2">learning_rate = 0.014298359953245132</text:p>
      <text:p text:style-name="P2">neuronas_capa_oculta = 580</text:p>
      <text:p text:style-name="P2"/>
      <text:p text:style-name="P2">learning_rate = 0.7118070280213765</text:p>
      <text:p text:style-name="P2">neuronas_capa_oculta = 610</text:p>
      <text:p text:style-name="P2"/>
      <text:p text:style-name="P2">learning_rate = 0.5388595124394132</text:p>
      <text:p text:style-name="P2">neuronas_capa_oculta = 482</text:p>
      <text:p text:style-name="P2"/>
      <text:p text:style-name="P2">learning_rate = 0.2944478057200265</text:p>
      <text:p text:style-name="P2">neuronas_capa_oculta = 894</text:p>
      <text:p text:style-name="P2"/>
      <text:p text:style-name="P2">learning_rate = 0.033159854437220915</text:p>
      <text:p text:style-name="P2">neuronas_capa_oculta = 434</text:p>
      <text:p text:style-name="P2"/>
      <text:p text:style-name="P2">learning_rate = 0.7727973853051172</text:p>
      <text:p text:style-name="P2">neuronas_capa_oculta = 199</text:p>
      <text:p text:style-name="P2"/>
      <text:p text:style-name="P2">learning_rate = 0.8447312152708882</text:p>
      <text:p text:style-name="P2">neuronas_capa_oculta = 263</text:p>
      <text:p text:style-name="P2"/>
      <text:p text:style-name="P2">learning_rate = 0.5150367582409667</text:p>
      <text:p text:style-name="P2"><text:soft-page-break/>neuronas_capa_oculta = 550</text:p>
      <text:p text:style-name="P2"/>
      <text:p text:style-name="P2">learning_rate = 0.8349257541834374</text:p>
      <text:p text:style-name="P2">neuronas_capa_oculta = 872<text:bookmark-end text:name="__DdeLink__2407_1902261215"/></text:p>
      <text:h text:style-name="P6" text:outline-level="1">Resultados con la función de activación ReLU</text:h>
      <text:h text:style-name="Heading_20_3" text:outline-level="3">Ejemplo 1</text:h>
      <text:list xml:id="list1220498788" text:style-name="L1">
        <text:list-item>
          <text:p text:style-name="P8">NEURONAS_CAPA_OCULTA = 100</text:p>
        </text:list-item>
        <text:list-item>
          <text:p text:style-name="P8">LEARNING_RATE = 1</text:p>
        </text:list-item>
      </text:list>
      <text:p text:style-name="Heading"><text:span text:style-name="T3">E</text:span>rror o <text:span text:style-name="T4">P</text:span>érdida (<text:span text:style-name="T5">Training </text:span>Loss)</text:p>
      <text:p text:style-name="P12">TODO: en construcción</text:p>
      <text:p text:style-name="Heading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<text:span text:style-name="T7">2</text:span></text:h>
      <text:list xml:id="list234238786986470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<text:span text:style-name="T7">3</text:span></text:h>
      <text:list xml:id="list234238754040536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<text:span text:style-name="T7">4</text:span></text:h>
      <text:list xml:id="list234238869328709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oft-page-break/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<text:span text:style-name="T7">5</text:span></text:h>
      <text:list xml:id="list234238483671036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<text:span text:style-name="T7">6</text:span></text:h>
      <text:list xml:id="list234238803254286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<text:span text:style-name="T7">7</text:span></text:h>
      <text:list xml:id="list234238092031411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<text:span text:style-name="T7">8</text:span></text:h>
      <text:list xml:id="list234238519713438" text:continue-numbering="true" text:style-name="L1">
        <text:list-item>
          <text:p text:style-name="P9">NEURONAS_CAPA_OCULTA = </text:p>
        </text:list-item>
        <text:list-item>
          <text:p text:style-name="P9"><text:soft-page-break/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<text:span text:style-name="T7">9</text:span></text:h>
      <text:list xml:id="list234237443829725" text:continue-numbering="true" text:style-name="L1">
        <text:list-item>
          <text:p text:style-name="P9">NEURONAS_CAPA_OCULTA = 100</text:p>
        </text:list-item>
        <text:list-item>
          <text:p text:style-name="P9">LEARNING_RATE = 1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1<text:span text:style-name="T7">0</text:span></text:h>
      <text:list xml:id="list234237628961165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1<text:span text:style-name="T7">1</text:span></text:h>
      <text:list xml:id="list234238088825353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<text:soft-page-break/>Ejemplo 1<text:span text:style-name="T7">2</text:span></text:h>
      <text:list xml:id="list234237044869425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1<text:span text:style-name="T7">3</text:span></text:h>
      <text:list xml:id="list234238416400654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1<text:span text:style-name="T7">4</text:span></text:h>
      <text:list xml:id="list234238797557389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h text:style-name="P7" text:outline-level="3">Ejemplo 1<text:span text:style-name="T7">5</text:span></text:h>
      <text:list xml:id="list234237171946002" text:continue-numbering="true" text:style-name="L1">
        <text:list-item>
          <text:p text:style-name="P9">NEURONAS_CAPA_OCULTA = </text:p>
        </text:list-item>
        <text:list-item>
          <text:p text:style-name="P9">LEARNING_RATE = 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1"><text:span text:style-name="T7">TODO: en construcción</text:span></text:p>
      <text:p text:style-name="P5"><text:soft-page-break/>Precisión <text:span text:style-name="T4">de la clasificación (nro_aciertos / n_ej</text:span><text:span text:style-name="T6">emplo</text:span><text:span text:style-name="T4">s_mostrados)</text:span></text:p>
      <text:p text:style-name="P10"><text:tab/><text:span text:style-name="T7">TODO: en construcción</text:span></text:p>
      <text:h text:style-name="P7" text:outline-level="3">Ejemplo 1<text:span text:style-name="T7">6</text:span></text:h>
      <text:list xml:id="list234236826766395" text:continue-numbering="true" text:style-name="L1">
        <text:list-item>
          <text:p text:style-name="P9">NEURONAS_CAPA_OCULTA = 100</text:p>
        </text:list-item>
        <text:list-item>
          <text:p text:style-name="P9">LEARNING_RATE = 1</text:p>
        </text:list-item>
      </text:list>
      <text:p text:style-name="P5"><text:span text:style-name="T3">E</text:span>rror o <text:span text:style-name="T4">P</text:span>érdida (<text:span text:style-name="T5">Training </text:span>Loss)</text:p>
      <text:p text:style-name="P12">TODO: en construcción</text:p>
      <text:p text:style-name="P5">Precisión <text:span text:style-name="T4">de la clasificación (nro_aciertos / n_ej</text:span><text:span text:style-name="T6">emplo</text:span><text:span text:style-name="T4">s_mostrados)</text:span></text:p>
      <text:p text:style-name="P11"><text:span text:style-name="T7">TODO: en construcción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23:30:35.158788403</meta:creation-date>
    <meta:editing-duration>PT12M16S</meta:editing-duration>
    <meta:editing-cycles>2</meta:editing-cycles>
    <meta:generator>LibreOffice/7.0.4.2$Linux_X86_64 LibreOffice_project/00$Build-2</meta:generator>
    <dc:date>2022-06-29T23:42:36.447059863</dc:date>
    <meta:document-statistic meta:table-count="0" meta:image-count="0" meta:object-count="0" meta:page-count="6" meta:paragraph-count="153" meta:word-count="593" meta:character-count="4470" meta:non-whitespace-character-count="4034"/>
  </office:meta>
</office:document-meta>
</file>